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32pt" officeooo:rsid="001f8aba" officeooo:paragraph-rsid="001f8aba" style:font-size-asian="32pt" style:font-size-complex="32pt"/>
    </style:style>
    <style:style style:name="P2" style:family="paragraph" style:parent-style-name="Standard">
      <style:text-properties style:font-name="Liberation Serif" fo:font-size="14pt" fo:font-weight="bold" officeooo:rsid="001aeec5" officeooo:paragraph-rsid="001aeec5" style:font-name-asian="Times New Roman" style:font-size-asian="14pt" style:font-weight-asian="bold" style:font-name-complex="Arial" style:font-size-complex="14pt"/>
    </style:style>
    <style:style style:name="P3" style:family="paragraph" style:parent-style-name="Standard">
      <style:text-properties style:font-name="Liberation Serif" fo:font-size="14pt" fo:font-weight="bold" officeooo:rsid="0020b039" officeooo:paragraph-rsid="0020b039" style:font-name-asian="Times New Roman" style:font-size-asian="14pt" style:font-weight-asian="bold" style:font-name-complex="Arial" style:font-size-complex="14pt" style:font-weight-complex="bold"/>
    </style:style>
    <style:style style:name="P4" style:family="paragraph" style:parent-style-name="Standard">
      <style:text-properties style:font-name="Liberation Serif" fo:font-size="14pt" fo:font-weight="bold" officeooo:rsid="0020b039" officeooo:paragraph-rsid="0020b039" style:font-name-asian="Times New Roman" style:font-size-asian="14pt" style:font-weight-asian="bold" style:font-name-complex="Arial" style:font-size-complex="14pt"/>
    </style:style>
    <style:style style:name="P5" style:family="paragraph" style:parent-style-name="Standard">
      <style:paragraph-properties fo:line-height="200%"/>
      <style:text-properties style:font-name="Liberation Serif" fo:font-size="14pt" fo:font-weight="bold" officeooo:rsid="0020b039" officeooo:paragraph-rsid="0020b039" style:font-name-asian="Times New Roman" style:font-size-asian="14pt" style:font-weight-asian="bold" style:font-name-complex="Arial" style:font-size-complex="14pt"/>
    </style:style>
    <style:style style:name="P6" style:family="paragraph" style:parent-style-name="Standard">
      <style:text-properties style:font-name="Liberation Serif" fo:font-size="14pt" fo:font-weight="bold" officeooo:rsid="0020b039" officeooo:paragraph-rsid="0020b039" style:font-name-asian="Times New Roman" style:font-size-asian="12.25pt" style:font-weight-asian="bold" style:font-name-complex="Arial" style:font-size-complex="14pt" style:font-weight-complex="bold"/>
    </style:style>
    <style:style style:name="P7" style:family="paragraph" style:parent-style-name="Standard">
      <style:text-properties style:font-name="Liberation Serif" fo:font-size="14pt" fo:font-weight="normal" officeooo:rsid="001aeec5" officeooo:paragraph-rsid="001aeec5" style:font-name-asian="Times New Roman" style:font-size-asian="14pt" style:font-weight-asian="normal" style:font-name-complex="Arial" style:font-size-complex="14pt" style:font-weight-complex="normal"/>
    </style:style>
    <style:style style:name="P8" style:family="paragraph" style:parent-style-name="Standard">
      <style:text-properties style:font-name="Liberation Serif" fo:font-size="14pt" fo:font-weight="normal" officeooo:rsid="001c4aac" officeooo:paragraph-rsid="001c4aac" style:font-name-asian="Times New Roman" style:font-size-asian="14pt" style:font-weight-asian="normal" style:font-name-complex="Arial" style:font-size-complex="14pt" style:font-weight-complex="normal"/>
    </style:style>
    <style:style style:name="P9" style:family="paragraph" style:parent-style-name="Standard">
      <style:text-properties style:font-name="Liberation Serif" fo:font-size="14pt" fo:font-weight="normal" officeooo:rsid="001d754f" officeooo:paragraph-rsid="001d754f" style:font-name-asian="Times New Roman" style:font-size-asian="14pt" style:font-weight-asian="normal" style:font-name-complex="Arial" style:font-size-complex="14pt" style:font-weight-complex="normal"/>
    </style:style>
    <style:style style:name="P10" style:family="paragraph" style:parent-style-name="Standard">
      <style:text-properties style:font-name="Liberation Serif" fo:font-size="14pt" fo:font-weight="normal" officeooo:rsid="001db04e" officeooo:paragraph-rsid="001d754f" style:font-name-asian="Times New Roman" style:font-size-asian="14pt" style:font-weight-asian="normal" style:font-name-complex="Arial" style:font-size-complex="14pt" style:font-weight-complex="normal"/>
    </style:style>
    <style:style style:name="P11" style:family="paragraph" style:parent-style-name="Standard">
      <style:text-properties style:font-name="Liberation Serif" fo:font-size="14pt" fo:font-weight="normal" officeooo:rsid="001f8aba" officeooo:paragraph-rsid="001f8aba" style:font-name-asian="Times New Roman" style:font-size-asian="14pt" style:font-weight-asian="normal" style:font-name-complex="Arial" style:font-size-complex="14pt" style:font-weight-complex="normal"/>
    </style:style>
    <style:style style:name="P12" style:family="paragraph" style:parent-style-name="Standard">
      <style:text-properties style:font-name="Liberation Serif" fo:font-size="14pt" fo:font-weight="normal" officeooo:rsid="0020b039" officeooo:paragraph-rsid="0020b039" style:font-name-asian="Times New Roman" style:font-size-asian="14pt" style:font-weight-asian="normal" style:font-name-complex="Arial" style:font-size-complex="14pt" style:font-weight-complex="normal"/>
    </style:style>
    <style:style style:name="P13" style:family="paragraph" style:parent-style-name="Standard">
      <style:paragraph-properties fo:line-height="200%"/>
      <style:text-properties style:font-name="Liberation Serif" fo:font-size="14pt" fo:font-weight="normal" officeooo:rsid="0020b039" officeooo:paragraph-rsid="0020b039" style:font-name-asian="Times New Roman" style:font-size-asian="14pt" style:font-weight-asian="normal" style:font-name-complex="Arial" style:font-size-complex="14pt" style:font-weight-complex="normal"/>
    </style:style>
    <style:style style:name="P14" style:family="paragraph" style:parent-style-name="Standard">
      <style:text-properties style:font-name="Liberation Serif" fo:font-size="14pt" fo:font-weight="normal" officeooo:rsid="00226ae4" officeooo:paragraph-rsid="00226ae4" style:font-name-asian="Times New Roman" style:font-size-asian="14pt" style:font-weight-asian="normal" style:font-name-complex="Arial" style:font-size-complex="14pt" style:font-weight-complex="normal"/>
    </style:style>
    <style:style style:name="P15" style:family="paragraph" style:parent-style-name="Standard">
      <style:paragraph-properties fo:line-height="200%"/>
      <style:text-properties style:font-name="Liberation Serif" fo:font-size="14pt" fo:font-weight="normal" officeooo:rsid="00226ae4" officeooo:paragraph-rsid="00226ae4" style:font-name-asian="Times New Roman" style:font-size-asian="14pt" style:font-weight-asian="normal" style:font-name-complex="Arial" style:font-size-complex="14pt" style:font-weight-complex="normal"/>
    </style:style>
    <style:style style:name="P16" style:family="paragraph" style:parent-style-name="Standard">
      <style:text-properties style:font-name="Liberation Serif" fo:font-size="14pt" fo:font-weight="normal" officeooo:rsid="0020b039" officeooo:paragraph-rsid="0020b039" style:font-name-asian="Times New Roman" style:font-size-asian="12.25pt" style:font-weight-asian="normal" style:font-name-complex="Arial" style:font-size-complex="14pt" style:font-weight-complex="normal"/>
    </style:style>
    <style:style style:name="P17" style:family="paragraph" style:parent-style-name="Standard">
      <style:paragraph-properties fo:text-align="center" style:justify-single-word="false"/>
      <style:text-properties style:font-name="Liberation Serif" fo:font-size="14pt" officeooo:rsid="001f8aba" officeooo:paragraph-rsid="001f8aba" style:font-name-asian="Times New Roman" style:font-size-asian="14pt" style:font-size-complex="14pt"/>
    </style:style>
    <style:style style:name="P18" style:family="paragraph" style:parent-style-name="Standard">
      <style:text-properties style:font-name="Liberation Serif" fo:font-size="18pt" fo:font-weight="bold" officeooo:rsid="0020b039" officeooo:paragraph-rsid="0020b039" style:font-name-asian="Times New Roman" style:font-size-asian="18pt" style:font-weight-asian="bold" style:font-name-complex="Arial" style:font-size-complex="18pt"/>
    </style:style>
    <style:style style:name="P19" style:family="paragraph" style:parent-style-name="Standard">
      <style:text-properties style:font-name="Liberation Serif" fo:font-size="18pt" fo:font-weight="bold" officeooo:rsid="001c4aac" officeooo:paragraph-rsid="001c4aac" style:font-name-asian="Times New Roman" style:font-size-asian="18pt" style:font-weight-asian="bold" style:font-name-complex="Arial" style:font-size-complex="18pt" style:font-weight-complex="bold"/>
    </style:style>
    <style:style style:name="P20" style:family="paragraph" style:parent-style-name="Standard">
      <style:text-properties style:font-name="Liberation Serif" fo:font-size="18pt" fo:font-weight="bold" officeooo:rsid="0020b039" officeooo:paragraph-rsid="0020b039" style:font-name-asian="Times New Roman" style:font-size-asian="18pt" style:font-weight-asian="bold" style:font-name-complex="Arial" style:font-size-complex="18pt" style:font-weight-complex="bold"/>
    </style:style>
    <style:style style:name="P21" style:family="paragraph" style:parent-style-name="Standard">
      <style:paragraph-properties fo:padding="0.0291in" fo:border-left="none" fo:border-right="none" fo:border-top="none" fo:border-bottom="0.99pt solid #000000" style:join-border="false"/>
      <style:text-properties style:font-name="Liberation Serif" officeooo:rsid="001f8aba" officeooo:paragraph-rsid="001f8aba" style:font-name-asian="Times New Roman"/>
    </style:style>
    <style:style style:name="P22" style:family="paragraph" style:parent-style-name="Text_20_body">
      <style:text-properties style:font-name="Liberation Serif" fo:font-size="14pt" fo:font-weight="normal" officeooo:rsid="001aeec5" officeooo:paragraph-rsid="001aeec5" style:font-name-asian="Times New Roman" style:font-size-asian="14pt" style:font-weight-asian="normal" style:font-name-complex="Arial" style:font-size-complex="14pt" style:font-weight-complex="normal"/>
    </style:style>
    <style:style style:name="P23" style:family="paragraph" style:parent-style-name="Standard">
      <style:paragraph-properties fo:text-align="center" style:justify-single-word="false"/>
      <style:text-properties style:font-name="Liberation Serif" officeooo:rsid="001aeec5" officeooo:paragraph-rsid="001f8aba" style:font-name-asian="Times New Roman"/>
    </style:style>
    <style:style style:name="P24" style:family="paragraph" style:parent-style-name="Standard">
      <style:paragraph-properties fo:text-align="center" style:justify-single-word="false"/>
      <style:text-properties style:font-name="Liberation Serif" fo:font-size="14pt" officeooo:rsid="001f8aba" officeooo:paragraph-rsid="001f8aba" style:font-name-asian="Times New Roman" style:font-size-asian="14pt" style:font-size-complex="14pt"/>
    </style:style>
    <style:style style:name="P25" style:family="paragraph" style:parent-style-name="Standard" style:list-style-name="L1">
      <style:text-properties style:font-name="Liberation Serif" fo:font-size="14pt" fo:font-weight="normal" officeooo:rsid="0023f4d0" officeooo:paragraph-rsid="0023f4d0" style:font-name-asian="Times New Roman" style:font-size-asian="12.25pt" style:font-weight-asian="normal" style:font-name-complex="Arial" style:font-size-complex="14pt" style:font-weight-complex="normal"/>
    </style:style>
    <style:style style:name="P26" style:family="paragraph" style:parent-style-name="Standard" style:list-style-name="L3">
      <style:text-properties style:font-name="Liberation Serif" fo:font-size="14pt" fo:font-weight="normal" officeooo:rsid="0023f4d0" officeooo:paragraph-rsid="0023f4d0" style:font-name-asian="Times New Roman" style:font-size-asian="12.25pt" style:font-weight-asian="normal" style:font-name-complex="Arial" style:font-size-complex="14pt" style:font-weight-complex="normal"/>
    </style:style>
    <style:style style:name="P27" style:family="paragraph" style:parent-style-name="Standard">
      <style:text-properties style:font-name="Liberation Serif" fo:font-size="14pt" fo:font-weight="normal" officeooo:rsid="0020b039" officeooo:paragraph-rsid="0020b039" style:font-name-asian="Times New Roman" style:font-size-asian="12.25pt" style:font-weight-asian="normal" style:font-name-complex="Arial" style:font-size-complex="14pt" style:font-weight-complex="normal"/>
    </style:style>
    <style:style style:name="P28" style:family="paragraph" style:parent-style-name="Standard">
      <style:text-properties style:font-name="Liberation Serif" fo:font-size="14pt" fo:font-weight="normal" officeooo:rsid="00250e44" officeooo:paragraph-rsid="00250e44" style:font-name-asian="Times New Roman" style:font-size-asian="12.25pt" style:font-weight-asian="normal" style:font-name-complex="Arial" style:font-size-complex="14pt" style:font-weight-complex="normal"/>
    </style:style>
    <style:style style:name="P29" style:family="paragraph" style:parent-style-name="Standard" style:list-style-name="L2">
      <style:text-properties officeooo:paragraph-rsid="0023f4d0"/>
    </style:style>
    <style:style style:name="P30" style:family="paragraph" style:parent-style-name="Standard" style:list-style-name="L3">
      <style:text-properties officeooo:paragraph-rsid="0023f4d0"/>
    </style:style>
    <style:style style:name="P31" style:family="paragraph" style:parent-style-name="Standard" style:list-style-name="L3">
      <style:text-properties officeooo:rsid="0023f4d0" officeooo:paragraph-rsid="0023f4d0"/>
    </style:style>
    <style:style style:name="T1" style:family="text">
      <style:text-properties officeooo:rsid="001f8aba"/>
    </style:style>
    <style:style style:name="T2" style:family="text">
      <style:text-properties officeooo:rsid="0020b039"/>
    </style:style>
    <style:style style:name="T3" style:family="text">
      <style:text-properties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style:font-name="Liberation Serif" fo:font-size="14pt" fo:font-weight="normal" style:font-size-asian="14pt" style:font-weight-asian="normal" style:font-size-complex="14pt" style:font-weight-complex="normal"/>
    </style:style>
    <style:style style:name="T6" style:family="text">
      <style:text-properties style:font-name="Liberation Serif" fo:font-size="14pt" fo:font-weight="normal" style:font-name-asian="Times New Roman" style:font-size-asian="12.25pt" style:font-weight-asian="normal" style:font-name-complex="Arial" style:font-size-complex="14pt" style:font-weight-complex="normal"/>
    </style:style>
    <style:style style:name="T7" style:family="text">
      <style:text-properties style:font-name="Liberation Serif" fo:font-size="14pt" fo:font-weight="normal" officeooo:rsid="0023f4d0" style:font-name-asian="Times New Roman" style:font-size-asian="12.25pt" style:font-weight-asian="normal" style:font-name-complex="Arial" style:font-size-complex="14pt" style:font-weight-complex="normal"/>
    </style:style>
    <style:style style:name="T8" style:family="text">
      <style:text-properties style:font-name="Liberation Serif" fo:font-size="14pt" fo:font-style="italic" fo:font-weight="normal" style:font-name-asian="Times New Roman" style:font-size-asian="12.25pt" style:font-style-asian="italic" style:font-weight-asian="normal" style:font-name-complex="Arial" style:font-size-complex="14pt" style:font-style-complex="italic" style:font-weight-complex="normal"/>
    </style:style>
    <style:style style:name="T9" style:family="text">
      <style:text-properties style:font-name="Liberation Serif" fo:font-size="14pt" fo:font-style="normal" fo:font-weight="normal" style:font-name-asian="Times New Roman" style:font-size-asian="12.25pt" style:font-style-asian="normal" style:font-weight-asian="normal" style:font-name-complex="Arial" style:font-size-complex="14pt" style:font-style-complex="normal" style:font-weight-complex="normal"/>
    </style:style>
    <style:style style:name="T10" style:family="text">
      <style:text-properties fo:font-style="italic" fo:font-weight="normal" style:font-weight-asian="normal" style:font-weight-complex="normal"/>
    </style:style>
    <style:style style:name="T11" style:family="text">
      <style:text-properties officeooo:rsid="00240e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rs Automated Unit Testing – Language Translation</text:p>
      <text:p text:style-name="P23"/>
      <text:p text:style-name="P17">Madi Paris</text:p>
      <text:p text:style-name="P17">Systers, an Anita Borg Institute Community</text:p>
      <text:p text:style-name="P17">Google Summer of Code 2015</text:p>
      <text:p text:style-name="P21"/>
      <text:p text:style-name="P2"/>
      <text:p text:style-name="P4"/>
      <text:p text:style-name="P5">Index</text:p>
      <text:p text:style-name="P13">1. <text:s/>Introduction</text:p>
      <text:p text:style-name="P13"><text:tab/>1. <text:s/>Project Abstract</text:p>
      <text:p text:style-name="P13"><text:tab/>2. <text:s/>Selenium Overview</text:p>
      <text:p text:style-name="P13"><text:tab/>3. <text:s/>Maven Overview</text:p>
      <text:p text:style-name="P13"><text:tab/>4. <text:s/>Junit Overview</text:p>
      <text:p text:style-name="P13"><text:tab/>5. <text:s/>Travis CI Overview</text:p>
      <text:p text:style-name="P13">2. <text:s/>Tools/Language Used</text:p>
      <text:p text:style-name="P13">3. <text:s/>Tasks</text:p>
      <text:p text:style-name="P13"><text:tab/>1. <text:s/>Setting Up</text:p>
      <text:p text:style-name="P13">4. <text:s/>Language Translation Requirements</text:p>
      <text:p text:style-name="P13">5. <text:s/>Test Results</text:p>
      <text:p text:style-name="P13">6. <text:s/>Conclusion</text:p>
      <text:p text:style-name="P15">7. <text:s/>References</text:p>
      <text:p text:style-name="P12"/>
      <text:p text:style-name="P4"/>
      <text:p text:style-name="P18"><text:soft-page-break/>1. <text:s/>Introduction</text:p>
      <text:p text:style-name="P18"/>
      <text:p text:style-name="P4">1.1 <text:s/>Project Abstract</text:p>
      <text:p text:style-name="P7"><text:tab/>The objective of this project is to create, maintain, and execute automated tests for the Photo Language Translation application that is to be used by Peace Corp Volunteers by creating a suite of reusable and automated scripts for regression testing using Selenium.</text:p>
      <text:p text:style-name="P7"/>
      <text:p text:style-name="P3">1.2 <text:s/>Selenium Overview</text:p>
      <text:p text:style-name="P3"><text:span text:style-name="T4">Selenium is a portable </text:span><text:a xlink:type="simple" xlink:href="https://en.wikipedia.org/wiki/Software_testing" text:style-name="Internet_20_link">software testing</text:a><text:span text:style-name="T4"> </text:span><text:a xlink:type="simple" xlink:href="https://en.wikipedia.org/wiki/Software_framework" text:style-name="Internet_20_link">framework</text:a><text:span text:style-name="T4"> for </text:span><text:a xlink:type="simple" xlink:href="https://en.wikipedia.org/wiki/Web_application" text:style-name="Internet_20_link">web applications</text:a><text:span text:style-name="T4">. Selenium provides a record/playback tool for authoring tests without learning a test </text:span><text:a xlink:type="simple" xlink:href="https://en.wikipedia.org/wiki/Scripting_language" text:style-name="Internet_20_link">scripting language</text:a><text:span text:style-name="T4"> (Selenium IDE). It also provides a test </text:span><text:a xlink:type="simple" xlink:href="https://en.wikipedia.org/wiki/Domain-specific_language" text:style-name="Internet_20_link">domain-specific language</text:a><text:span text:style-name="T4"> (Selenese) to write tests in a number of popular programming languages, including </text:span><text:a xlink:type="simple" xlink:href="https://en.wikipedia.org/wiki/Java_%28software_platform%29" text:style-name="Internet_20_link">Java</text:a><text:span text:style-name="T4">, </text:span><text:a xlink:type="simple" xlink:href="https://en.wikipedia.org/wiki/C_Sharp_%28programming_language%29" text:style-name="Internet_20_link">C#</text:a><text:span text:style-name="T4">, </text:span><text:a xlink:type="simple" xlink:href="https://en.wikipedia.org/wiki/Groovy_%28programming_language%29" text:style-name="Internet_20_link">Groovy</text:a><text:span text:style-name="T4">, </text:span><text:a xlink:type="simple" xlink:href="https://en.wikipedia.org/wiki/Perl" text:style-name="Internet_20_link">Perl</text:a><text:span text:style-name="T4">, </text:span><text:a xlink:type="simple" xlink:href="https://en.wikipedia.org/wiki/PHP" text:style-name="Internet_20_link">PHP</text:a><text:span text:style-name="T4">, </text:span><text:a xlink:type="simple" xlink:href="https://en.wikipedia.org/wiki/Python_%28programming_language%29" text:style-name="Internet_20_link">Python</text:a><text:span text:style-name="T4"> and </text:span><text:a xlink:type="simple" xlink:href="https://en.wikipedia.org/wiki/Ruby_%28programming_language%29" text:style-name="Internet_20_link">Ruby</text:a><text:span text:style-name="T4">. The tests can then be run against most modern </text:span><text:a xlink:type="simple" xlink:href="https://en.wikipedia.org/wiki/Web_browser" text:style-name="Internet_20_link">web browsers</text:a><text:span text:style-name="T4">. Selenium deploys on </text:span><text:a xlink:type="simple" xlink:href="https://en.wikipedia.org/wiki/Microsoft_Windows" text:style-name="Internet_20_link">Windows</text:a><text:span text:style-name="T4">, </text:span><text:a xlink:type="simple" xlink:href="https://en.wikipedia.org/wiki/Linux" text:style-name="Internet_20_link">Linux</text:a><text:span text:style-name="T4">, and </text:span><text:a xlink:type="simple" xlink:href="https://en.wikipedia.org/wiki/Macintosh" text:style-name="Internet_20_link">Macintosh</text:a><text:span text:style-name="T4"> platforms. It is </text:span><text:a xlink:type="simple" xlink:href="https://en.wikipedia.org/wiki/Open-source_software" text:style-name="Internet_20_link">open-source software</text:a><text:span text:style-name="T4">, released under the </text:span><text:a xlink:type="simple" xlink:href="https://en.wikipedia.org/wiki/Apache_License" text:style-name="Internet_20_link">Apache 2.0 license</text:a><text:span text:style-name="T4">, and can be downloaded and used without charge.</text:span></text:p>
      <text:p text:style-name="P3"/>
      <text:p text:style-name="P3">1.3 <text:s/>Maven Overview</text:p>
      <text:p text:style-name="P3"><text:span text:style-name="T3">Maven is a </text:span><text:a xlink:type="simple" xlink:href="https://en.wikipedia.org/wiki/Build_automation" text:style-name="Internet_20_link"><text:span text:style-name="T3">build automation</text:span></text:a><text:span text:style-name="T3"> tool used primarily for </text:span><text:a xlink:type="simple" xlink:href="https://en.wikipedia.org/wiki/Java_%28programming_language%29" text:style-name="Internet_20_link"><text:span text:style-name="T3">Java</text:span></text:a><text:span text:style-name="T3"> projects. The word </text:span><text:a xlink:type="simple" xlink:href="https://en.wikipedia.org/wiki/Maven" text:style-name="Internet_20_link"><text:span text:style-name="T10">maven</text:span></text:a><text:span text:style-name="T3"> means 'accumulator of knowledge' in Yiddish. Maven addresses two aspects of building software: First, it describes how software is built, and second, it describes its dependencies. Contrary to preceding tools like </text:span><text:a xlink:type="simple" xlink:href="https://en.wikipedia.org/wiki/Apache_Ant" text:style-name="Internet_20_link"><text:span text:style-name="T3">Apache Ant</text:span></text:a><text:span text:style-name="T3">, it uses conventions for the build procedure, and only exceptions need to be written down. An </text:span><text:a xlink:type="simple" xlink:href="https://en.wikipedia.org/wiki/XML" text:style-name="Internet_20_link"><text:span text:style-name="T3">XML</text:span></text:a><text:span text:style-name="T3"> file describes the software project being built, its dependencies on other external modules and components, the build order, directories, and required </text:span><text:a xlink:type="simple" xlink:href="https://en.wikipedia.org/wiki/Plug-in_%28computing%29" text:style-name="Internet_20_link"><text:span text:style-name="T3">plug-ins</text:span></text:a><text:span text:style-name="T3">. It comes with pre-defined targets for performing certain well-defined tasks such as compilation of code and its packaging. Maven dynamically downloads </text:span><text:a xlink:type="simple" xlink:href="https://en.wikipedia.org/wiki/Java_%28programming_language%29" text:style-name="Internet_20_link"><text:span text:style-name="T3">Java</text:span></text:a><text:span text:style-name="T3"> libraries and Maven plug-ins from one or more repositories such as the Maven 2 Central Repository, and stores them in a local cache.</text:span></text:p>
      <text:p text:style-name="P3"/>
      <text:p text:style-name="P3">1.4 <text:s/>JUnit Overview</text:p>
      <text:p text:style-name="P3"><text:span text:style-name="T3">JUnit is a </text:span><text:a xlink:type="simple" xlink:href="https://en.wikipedia.org/wiki/Unit_testing" text:style-name="Internet_20_link"><text:span text:style-name="T3">unit testing</text:span></text:a><text:span text:style-name="T3"> </text:span><text:a xlink:type="simple" xlink:href="https://en.wikipedia.org/wiki/Software_framework" text:style-name="Internet_20_link"><text:span text:style-name="T3">framework</text:span></text:a><text:span text:style-name="T3"> for the </text:span><text:a xlink:type="simple" xlink:href="https://en.wikipedia.org/wiki/Java_%28programming_language%29" text:style-name="Internet_20_link"><text:span text:style-name="T3">Java programming language</text:span></text:a><text:span text:style-name="T3">. JUnit has been important in the development of </text:span><text:a xlink:type="simple" xlink:href="https://en.wikipedia.org/wiki/Test-driven_development" text:style-name="Internet_20_link"><text:span text:style-name="T3">test-driven development</text:span></text:a><text:span text:style-name="T3">, and is one of a family of </text:span><text:a xlink:type="simple" xlink:href="https://en.wikipedia.org/wiki/Unit_testing" text:style-name="Internet_20_link"><text:span text:style-name="T3">unit testing</text:span></text:a><text:span text:style-name="T3"> frameworks which is collectively known as </text:span><text:a xlink:type="simple" xlink:href="https://en.wikipedia.org/wiki/XUnit" text:style-name="Internet_20_link"><text:span text:style-name="T3">xUnit</text:span></text:a><text:span text:style-name="T3"> that originated with </text:span><text:a xlink:type="simple" xlink:href="https://en.wikipedia.org/wiki/SUnit" text:style-name="Internet_20_link"><text:span text:style-name="T3">Sunit</text:span></text:a><text:span text:style-name="T3">.</text:span></text:p>
      <text:p text:style-name="P3"/>
      <text:p text:style-name="P3">1.5 <text:s/>Travis CI Overview</text:p>
      <text:p text:style-name="P22">Travis CI is an open-source hosted, distributed <text:a xlink:type="simple" xlink:href="https://en.wikipedia.org/wiki/Continuous_integration" text:style-name="Internet_20_link">continuous integration</text:a> service used to build and test projects hosted at <text:a xlink:type="simple" xlink:href="https://en.wikipedia.org/wiki/GitHub" text:style-name="Internet_20_link">GitHub</text:a>.</text:p>
      <text:p text:style-name="Text_20_body"><text:span text:style-name="T5">Travis CI is configured by adding a file named .travis.yml, which is a </text:span><text:a xlink:type="simple" xlink:href="https://en.wikipedia.org/wiki/YAML" text:style-name="Internet_20_link"><text:span text:style-name="T5">YAML</text:span></text:a><text:span text:style-name="T5"> format text </text:span><text:soft-page-break/><text:span text:style-name="T5">file, to the root directory of the GitHub repository.</text:span></text:p>
      <text:p text:style-name="Text_20_body"><text:span text:style-name="T5">Travis CI automatically detects when a commit has been made and pushed to a GitHub repository that is using Travis CI, and each time this happens, it will try to build the project and run tests. This includes commits to all branches, not just to the master branch. Travis CI will also build and run pull requests. When that process has completed, it will notify a developer in the way it has been configured to do so — for example, by sending an email containing the test results (showing success or failure), or by posting a message on an </text:span><text:a xlink:type="simple" xlink:href="https://en.wikipedia.org/wiki/Internet_Relay_Chat" text:style-name="Internet_20_link"><text:span text:style-name="T5">IRC</text:span></text:a><text:span text:style-name="T5"> channel. In the case of pull requests, the pull request will be annotated with the success/failure and a link to the build log, using a GitHub integration. Travis CI can be configured to run the tests on a range of different machines, with different software installed (such as older versions of a programming language implementation, to test for compatibility).</text:span></text:p>
      <text:p text:style-name="Text_20_body"><text:span text:style-name="T5">It supports building software in numerous languages, including </text:span><text:a xlink:type="simple" xlink:href="https://en.wikipedia.org/wiki/C_%28programming_language%29" text:style-name="Internet_20_link"><text:span text:style-name="T5">C</text:span></text:a><text:span text:style-name="T5">, </text:span><text:a xlink:type="simple" xlink:href="https://en.wikipedia.org/wiki/C%2B%2B" text:style-name="Internet_20_link"><text:span text:style-name="T5">C++</text:span></text:a><text:span text:style-name="T5">, </text:span><text:a xlink:type="simple" xlink:href="https://en.wikipedia.org/wiki/C#_.28programming_language.29" text:style-name="Internet_20_link"><text:span text:style-name="T5">C#</text:span></text:a><text:span text:style-name="T5">, </text:span><text:a xlink:type="simple" xlink:href="https://en.wikipedia.org/wiki/Clojure" text:style-name="Internet_20_link"><text:span text:style-name="T5">Clojure</text:span></text:a><text:span text:style-name="T5">, </text:span><text:a xlink:type="simple" xlink:href="https://en.wikipedia.org/wiki/D_%28programming_language%29" text:style-name="Internet_20_link"><text:span text:style-name="T5">D</text:span></text:a><text:span text:style-name="T5">, </text:span><text:a xlink:type="simple" xlink:href="https://en.wikipedia.org/wiki/Erlang_%28programming_language%29" text:style-name="Internet_20_link"><text:span text:style-name="T5">Erlang</text:span></text:a><text:span text:style-name="T5">, </text:span><text:a xlink:type="simple" xlink:href="https://en.wikipedia.org/wiki/F#_.28programming_language.29" text:style-name="Internet_20_link"><text:span text:style-name="T5">F#</text:span></text:a><text:span text:style-name="T5">, </text:span><text:a xlink:type="simple" xlink:href="https://en.wikipedia.org/wiki/Go_%28programming_language%29" text:style-name="Internet_20_link"><text:span text:style-name="T5">Go</text:span></text:a><text:span text:style-name="T5">, </text:span><text:a xlink:type="simple" xlink:href="https://en.wikipedia.org/wiki/Groovy_%28programming_language%29" text:style-name="Internet_20_link"><text:span text:style-name="T5">Groovy</text:span></text:a><text:span text:style-name="T5">, </text:span><text:a xlink:type="simple" xlink:href="https://en.wikipedia.org/wiki/Haskell_%28programming_language%29" text:style-name="Internet_20_link"><text:span text:style-name="T5">Haskell</text:span></text:a><text:span text:style-name="T5">, </text:span><text:a xlink:type="simple" xlink:href="https://en.wikipedia.org/wiki/Java_%28programming_language%29" text:style-name="Internet_20_link"><text:span text:style-name="T5">Java</text:span></text:a><text:span text:style-name="T5">, </text:span><text:a xlink:type="simple" xlink:href="https://en.wikipedia.org/wiki/JavaScript" text:style-name="Internet_20_link"><text:span text:style-name="T5">JavaScript</text:span></text:a><text:span text:style-name="T5">, </text:span><text:a xlink:type="simple" xlink:href="https://en.wikipedia.org/wiki/Julia_%28programming_language%29" text:style-name="Internet_20_link"><text:span text:style-name="T5">Julia</text:span></text:a><text:span text:style-name="T5">, </text:span><text:a xlink:type="simple" xlink:href="https://en.wikipedia.org/wiki/Perl" text:style-name="Internet_20_link"><text:span text:style-name="T5">Perl</text:span></text:a><text:span text:style-name="T5">, </text:span><text:a xlink:type="simple" xlink:href="https://en.wikipedia.org/wiki/PHP" text:style-name="Internet_20_link"><text:span text:style-name="T5">PHP</text:span></text:a><text:span text:style-name="T5">, </text:span><text:a xlink:type="simple" xlink:href="https://en.wikipedia.org/wiki/Python_%28programming_language%29" text:style-name="Internet_20_link"><text:span text:style-name="T5">Python</text:span></text:a><text:span text:style-name="T5">, </text:span><text:a xlink:type="simple" xlink:href="https://en.wikipedia.org/wiki/R_%28programming_language%29" text:style-name="Internet_20_link"><text:span text:style-name="T5">R</text:span></text:a><text:span text:style-name="T5">, </text:span><text:a xlink:type="simple" xlink:href="https://en.wikipedia.org/wiki/Ruby_%28programming_language%29" text:style-name="Internet_20_link"><text:span text:style-name="T5">Ruby</text:span></text:a><text:span text:style-name="T5">, </text:span><text:a xlink:type="simple" xlink:href="https://en.wikipedia.org/wiki/Rust_%28programming_language%29" text:style-name="Internet_20_link"><text:span text:style-name="T5">Rust</text:span></text:a><text:span text:style-name="T5">, </text:span><text:a xlink:type="simple" xlink:href="https://en.wikipedia.org/wiki/Scala_%28programming_language%29" text:style-name="Internet_20_link"><text:span text:style-name="T5">Scala</text:span></text:a><text:span text:style-name="T5"> and </text:span><text:a xlink:type="simple" xlink:href="https://en.wikipedia.org/wiki/Visual_Basic" text:style-name="Internet_20_link"><text:span text:style-name="T5">Visual Basic</text:span></text:a><text:span text:style-name="T5">.</text:span></text:p>
      <text:p text:style-name="P7"/>
      <text:p text:style-name="P7"/>
      <text:p text:style-name="P19"><text:span text:style-name="T2">2. <text:s/></text:span>Tools/<text:span text:style-name="T2">Language Used</text:span></text:p>
      <text:p text:style-name="P8">Framework: Selenium (Junit)</text:p>
      <text:p text:style-name="P8">Language: Java</text:p>
      <text:p text:style-name="P8">Build Automation Tools: <text:span text:style-name="T1">Maven</text:span></text:p>
      <text:p text:style-name="P8">IDE: Eclipse, <text:span text:style-name="T2">Selenium</text:span></text:p>
      <text:p text:style-name="P11">Travis CI</text:p>
      <text:p text:style-name="P12">Web Browser</text:p>
      <text:p text:style-name="P8"/>
      <text:p text:style-name="P8"/>
      <text:p text:style-name="P20">3. <text:s/>Tasks</text:p>
      <text:p text:style-name="P20"/>
      <text:p text:style-name="P6">3.1 <text:s/>Setting Up <text:span text:style-name="T11">Development Environment</text:span></text:p>
      <text:list xml:id="list6702508716372200202" text:style-name="L1">
        <text:list-item>
          <text:p text:style-name="P25">Install VirtualBox (https://www.virtualbox.org/wiki/Downloads)</text:p>
        </text:list-item>
      </text:list>
      <text:list xml:id="list4298760611226766302" text:style-name="L2">
        <text:list-item>
          <text:p text:style-name="P29"><text:span text:style-name="T7">Install Vagrant (</text:span><text:a xlink:type="simple" xlink:href="http://www.vagrantup.com/downloads.html" text:style-name="Internet_20_link"><text:span text:style-name="T7">http://www.vagrantup.com/downloads.html</text:span></text:a><text:span text:style-name="T7">)</text:span></text:p>
        </text:list-item>
      </text:list>
      <text:list xml:id="list7254198710662358559" text:style-name="L3">
        <text:list-item>
          <text:p text:style-name="P30"><text:span text:style-name="T7">Clone the DevEnvironment repository from Systers (</text:span><text:a xlink:type="simple" xlink:href="https://github.com/systers/DevEnvironments" text:style-name="Internet_20_link"><text:span text:style-name="T7">https://github.com/systers/DevEnvironments</text:span></text:a><text:span text:style-name="T7">)</text:span></text:p>
        </text:list-item>
        <text:list-item>
          <text:p text:style-name="P26">Change directory to the systers-autotest folder inside the DevEnvironment folder which should contain a vagrant file.</text:p>
        </text:list-item>
        <text:list-item>
          <text:p text:style-name="P31"><text:span text:style-name="T6">If using Windows or OSX, run '</text:span><text:span text:style-name="T8">gem install vagrant'</text:span><text:span text:style-name="T6">. <text:s/>Linux does not require this </text:span><text:soft-page-break/><text:span text:style-name="T6">step.</text:span></text:p>
        </text:list-item>
        <text:list-item>
          <text:p text:style-name="P31"><text:span text:style-name="T6">Run '</text:span><text:span text:style-name="T8">vagrant up'</text:span></text:p>
        </text:list-item>
        <text:list-item>
          <text:p text:style-name="P31"><text:span text:style-name="T6">Run '</text:span><text:span text:style-name="T8">vagrant ssh</text:span><text:span text:style-name="T6">' (username and password are both 'vagrant')</text:span></text:p>
        </text:list-item>
        <text:list-item>
          <text:p text:style-name="P31"><text:span text:style-name="T6">If a GUI is desired, run '</text:span><text:span text:style-name="T8">sudo apt-get install ubuntu-desktop'</text:span><text:span text:style-name="T9"> within vagrant.</text:span></text:p>
        </text:list-item>
        <text:list-item>
          <text:p text:style-name="P31"><text:span text:style-name="T9">To shut down the VM, run '</text:span><text:span text:style-name="T8">vagrant halt</text:span><text:span text:style-name="T9">'</text:span></text:p>
        </text:list-item>
      </text:list>
      <text:p text:style-name="P6"/>
      <text:p text:style-name="P6"/>
      <text:p text:style-name="P20">4. <text:s/>Language Translation Requirements</text:p>
      <text:p text:style-name="P16">Rails 4.2.1</text:p>
      <text:p text:style-name="P16">Ruby 2.2.0p0</text:p>
      <text:p text:style-name="P28">https://www.digitalocean.com/community/tutorials/how-to-install-ruby-on-rails-with-rbenv-on-ubuntu-14-04</text:p>
      <text:p text:style-name="P16">PostgreSQL (development, test deployment)</text:p>
      <text:p text:style-name="P28">https://www.digitalocean.com/community/tutorials/how-to-install-and-use-postgresql-on-ubuntu-14-04</text:p>
      <text:p text:style-name="P16">Bower</text:p>
      <text:p text:style-name="P28">http://www.codediesel.com/javascript/installing-bower-on-ubuntu-14-04-lts/</text:p>
      <text:p text:style-name="P20"/>
      <text:p text:style-name="P20">5. <text:s/>Test Results</text:p>
      <text:p text:style-name="P20"/>
      <text:p text:style-name="P20"/>
      <text:p text:style-name="P20">6. <text:s/>Conclusion</text:p>
      <text:p text:style-name="P8"/>
      <text:p text:style-name="P8"/>
      <text:p text:style-name="P14">7. <text:s/>References</text:p>
      <text:p text:style-name="P14">https://en.wikipedia.org/wiki/Selenium_%28software%29</text:p>
      <text:p text:style-name="P14"><text:a xlink:type="simple" xlink:href="https://en.wikipedia.org/wiki/Apache_Maven" text:style-name="Internet_20_link">https://en.wikipedia.org/wiki/Apache_Maven</text:a></text:p>
      <text:p text:style-name="P14"><text:a xlink:type="simple" xlink:href="https://en.wikipedia.org/wiki/JUnit" text:style-name="Internet_20_link">https://en.wikipedia.org/wiki/JUnit</text:a></text:p>
      <text:p text:style-name="P14">https://en.wikipedia.org/wiki/Travis_CI</text:p>
      <text:p text:style-name="P9"/>
      <text:p text:style-name="P10"/>
      <text:p text:style-name="P9"/>
      <text:p text:style-name="P9"/>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Droid Sans Fallback" style:font-family-asian="'Droid Sans Fallback'" style:font-family-generic-asian="system" style:font-pitch-asian="variable" style:font-size-asian="26pt" style:font-name-complex="FreeSans" style:font-family-complex="FreeSans" style:font-family-generic-complex="system" style:font-pitch-complex="variable"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i </meta:initial-creator>
    <meta:creation-date>2015-05-30T15:58:20.843514309</meta:creation-date>
    <dc:date>2015-08-09T15:02:55.449530308</dc:date>
    <dc:creator>Madi </dc:creator>
    <meta:editing-duration>PT41M1S</meta:editing-duration>
    <meta:editing-cycles>8</meta:editing-cycles>
    <meta:generator>LibreOffice/4.2.8.2$Linux_X86_64 LibreOffice_project/420m0$Build-2</meta:generator>
    <meta:document-statistic meta:table-count="0" meta:image-count="0" meta:object-count="0" meta:page-count="4" meta:paragraph-count="65" meta:word-count="750" meta:character-count="5254" meta:non-whitespace-character-count="4542"/>
  </office:meta>
</office:document-meta>
</file>